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50632" officeooo:paragraph-rsid="00050632" style:font-size-asian="14pt" style:font-size-complex="14pt"/>
    </style:style>
    <style:style style:name="P2" style:family="paragraph" style:parent-style-name="Standard" style:list-style-name="L1">
      <style:text-properties fo:font-size="14pt" officeooo:rsid="00050632" officeooo:paragraph-rsid="00050632" style:font-size-asian="14pt" style:font-size-complex="14pt"/>
    </style:style>
    <style:style style:name="P3" style:family="paragraph" style:parent-style-name="Standard">
      <style:text-properties fo:font-size="14pt" officeooo:rsid="0006cd29" officeooo:paragraph-rsid="0006cd29" style:font-size-asian="14pt" style:font-size-complex="14pt"/>
    </style:style>
    <style:style style:name="P4" style:family="paragraph" style:parent-style-name="Standard" style:list-style-name="L1">
      <style:text-properties fo:font-size="12pt" officeooo:rsid="0006cd29" officeooo:paragraph-rsid="0006cd29" style:font-size-asian="10.5pt" style:font-size-complex="12pt"/>
    </style:style>
    <style:style style:name="P5" style:family="paragraph" style:parent-style-name="Standard" style:list-style-name="L1">
      <style:text-properties fo:font-size="12pt" officeooo:rsid="0007f910" officeooo:paragraph-rsid="0007f910" style:font-size-asian="10.5pt" style:font-size-complex="12pt"/>
    </style:style>
    <style:style style:name="P6" style:family="paragraph" style:parent-style-name="Standard" style:list-style-name="L1">
      <style:text-properties fo:font-size="12pt" officeooo:rsid="0008b820" officeooo:paragraph-rsid="0008b820" style:font-size-asian="10.5pt" style:font-size-complex="12pt"/>
    </style:style>
    <style:style style:name="P7" style:family="paragraph" style:parent-style-name="Standard" style:list-style-name="L1">
      <style:text-properties fo:font-size="12pt" officeooo:rsid="0009ff9c" officeooo:paragraph-rsid="0009ff9c" style:font-size-asian="10.5pt" style:font-size-complex="12pt"/>
    </style:style>
    <style:style style:name="P8" style:family="paragraph" style:parent-style-name="Standard" style:list-style-name="L1">
      <style:text-properties fo:font-size="12pt" officeooo:rsid="000d0f58" officeooo:paragraph-rsid="000d0f58" style:font-size-asian="10.5pt" style:font-size-complex="12pt"/>
    </style:style>
    <style:style style:name="T1" style:family="text">
      <style:text-properties officeooo:rsid="000b19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V <text:s/>Septembre 2018</text:p>
      <text:p text:style-name="P3">Sujet : « Grognage réunions »</text:p>
      <text:list xml:id="list3458110656" text:style-name="L1">
        <text:list-header>
          <text:p text:style-name="P2"/>
        </text:list-header>
        <text:list-item>
          <text:p text:style-name="P4">Créer une charte de bonne conduite pour pouvoir s’y référer quand nécessaire</text:p>
        </text:list-item>
        <text:list-item>
          <text:p text:style-name="P4">Reclarifier mon rôle avec mon N +1 les limites de mes responsabilités et ou commencent les siennes (Eviter dans la mesure du possible que l’on <text:s/>se marche sur les pieds)</text:p>
        </text:list-item>
        <text:list-item>
          <text:p text:style-name="P5">Faire parler l’équipe sur leurs attentes vis à vis de moi et de mon N+1</text:p>
        </text:list-item>
        <text:list-item>
          <text:p text:style-name="P6">Mes besoins <text:s/>pour être manager de l’équipe (Attente fin de la formation pourquoi?)</text:p>
        </text:list-item>
        <text:list-item>
          <text:p text:style-name="P6">Le <text:s/>N+1 doit officialiser mon rôle de manager au sein de <text:s/>la cpam (communication transversale, descendante et ascendante)</text:p>
        </text:list-item>
        <text:list-item>
          <text:p text:style-name="P7">Répartition claire des tâches et responsabilités de chacun (N+1) moi et l’équipe N+1 délègue telles tâches à Luc, et garde telles et telles tâches.</text:p>
        </text:list-item>
        <text:list-item>
          <text:p text:style-name="P7">Evoquer mon malaise ( je ne suis pas officiellement manager dans l’organigramme CPAM)</text:p>
        </text:list-item>
        <text:list-item>
          <text:p text:style-name="P7">Plus de visibilité sur les projetsd’avenir pour l’équipe (Stratégie, feuille de route sur le long terme)</text:p>
        </text:list-item>
        <text:list-item>
          <text:p text:style-name="P7">Outil de mesure de productivité sur leurs projets, et sur leur progression technique etc. <text:span text:style-name="T1">et mettre en place des axes d’amélioration</text:span></text:p>
        </text:list-item>
        <text:list-item>
          <text:p text:style-name="P8">Qu’est ce que mon N+1 attend de moi en tant que manager de l’équip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50:14.962158062</meta:creation-date>
    <dc:date>2018-11-07T10:22:32.708666913</dc:date>
    <meta:editing-duration>PT32M20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196" meta:character-count="1114" meta:non-whitespace-character-count="936"/>
  </office:meta>
</office:document-meta>
</file>